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9cm"/>
    </style:style>
    <style:style style:name="gr2" style:family="graphic" style:parent-style-name="standard">
      <style:graphic-properties draw:stroke="none" svg:stroke-color="#000000" draw:fill="none" draw:fill-color="#ffffff" fo:min-height="0.41cm"/>
    </style:style>
    <style:style style:name="gr3" style:family="graphic" style:parent-style-name="standard">
      <style:graphic-properties draw:stroke="none" svg:stroke-color="#000000" draw:fill="none" draw:fill-color="#ffffff" fo:min-height="0.43cm"/>
    </style:style>
    <style:style style:name="gr4" style:family="graphic" style:parent-style-name="standard">
      <style:graphic-properties draw:stroke="none" svg:stroke-color="#000000" draw:fill="solid" draw:fill-color="#e6e6e6" fo:min-height="0.622cm"/>
    </style:style>
    <style:style style:name="gr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64cm"/>
    </style:style>
    <style:style style:name="gr8" style:family="graphic" style:parent-style-name="standard">
      <style:graphic-properties draw:stroke="none" svg:stroke-color="#000000" draw:fill="none" draw:fill-color="#ffffff" fo:min-height="0.597cm"/>
    </style:style>
    <style:style style:name="gr9" style:family="graphic" style:parent-style-name="standard">
      <style:graphic-properties draw:stroke="none" svg:stroke-color="#000000" draw:fill="none" draw:fill-color="#ffffff" fo:min-height="0.48cm"/>
    </style:style>
    <style:style style:name="gr10" style:family="graphic" style:parent-style-name="standard">
      <style:graphic-properties draw:stroke="none" svg:stroke-color="#000000" draw:fill="none" draw:fill-color="#ffffff" fo:min-height="0.545cm"/>
    </style:style>
    <style:style style:name="gr11" style:family="graphic" style:parent-style-name="standard">
      <style:graphic-properties draw:stroke="none" svg:stroke-color="#000000" draw:fill="none" draw:fill-color="#ffffff" fo:min-height="0.703cm"/>
    </style:style>
    <style:style style:name="gr12" style:family="graphic" style:parent-style-name="standard">
      <style:graphic-properties draw:stroke="none" svg:stroke-color="#000000" draw:fill="none" draw:fill-color="#ffffff" fo:min-height="0.421cm"/>
    </style:style>
    <style:style style:name="gr13" style:family="graphic" style:parent-style-name="standard">
      <style:graphic-properties draw:stroke="none" svg:stroke-color="#000000" draw:fill="none" draw:fill-color="#ffffff" fo:min-height="0.539cm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84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36cm" svg:height="0.74cm" svg:x="0.384cm" svg:y="3.572cm">
          <draw:text-box>
            <text:p><text:span text:style-name="T1">elevation</text:span></text:p>
          </draw:text-box>
        </draw:frame>
        <draw:frame draw:style-name="gr2" draw:text-style-name="P1" xml:id="id4" draw:id="id4" draw:layer="layout" svg:width="2.56cm" svg:height="0.729cm" svg:x="0.384cm" svg:y="6.294cm">
          <draw:text-box>
            <text:p><text:span text:style-name="T1">land-cover</text:span></text:p>
          </draw:text-box>
        </draw:frame>
        <draw:frame draw:style-name="gr3" draw:text-style-name="P1" xml:id="id3" draw:id="id3" draw:layer="layout" svg:width="3.339cm" svg:height="0.729cm" svg:x="0.384cm" svg:y="4.719cm">
          <draw:text-box>
            <text:p><text:span text:style-name="T1">gauge stations</text:span></text:p>
          </draw:text-box>
        </draw:frame>
        <draw:frame draw:style-name="gr4" draw:text-style-name="P2" xml:id="id2" draw:id="id2" draw:layer="layout" svg:width="2.99cm" svg:height="1.207cm" svg:x="4.522cm" svg:y="4.489cm">
          <draw:text-box>
            <text:p><text:span text:style-name="T2">m.swim:</text:span></text:p>
            <text:p><text:span text:style-name="T3">subbasins</text:span></text:p>
          </draw:text-box>
        </draw:frame>
        <draw:frame draw:style-name="gr5" draw:text-style-name="P1" xml:id="id5" draw:id="id5" draw:layer="layout" svg:width="2.809cm" svg:height="1.207cm" svg:x="12.674cm" svg:y="6.511cm">
          <draw:text-box>
            <text:p><text:span text:style-name="T1">m.swim:</text:span></text:p>
            <text:p><text:span text:style-name="T3">hydrotopes</text:span></text:p>
          </draw:text-box>
        </draw:frame>
        <draw:frame draw:style-name="gr5" draw:text-style-name="P1" xml:id="id10" draw:id="id10" draw:layer="layout" svg:width="2.051cm" svg:height="1.207cm" svg:x="12.674cm" svg:y="4.489cm">
          <draw:text-box>
            <text:p><text:span text:style-name="T1">m.swim:</text:span></text:p>
            <text:p><text:span text:style-name="T3">routing</text:span></text:p>
          </draw:text-box>
        </draw:frame>
        <draw:frame draw:style-name="gr5" draw:text-style-name="P1" xml:id="id11" draw:id="id11" draw:layer="layout" svg:width="2.246cm" svg:height="1.207cm" svg:x="18.312cm" svg:y="1.876cm">
          <draw:text-box>
            <text:p><text:span text:style-name="T1">m.swim:</text:span></text:p>
            <text:p><text:span text:style-name="T3">substats</text:span></text:p>
          </draw:text-box>
        </draw:frame>
        <draw:connector draw:style-name="gr6" draw:text-style-name="P3" draw:layer="layout" draw:type="curve" draw:line-skew="0.193cm" svg:x1="2.744cm" svg:y1="3.942cm" svg:x2="4.522cm" svg:y2="5.092cm" draw:start-shape="id1" draw:start-glue-point="1" draw:end-shape="id2" svg:d="M2744 3942c1623 0 734 1150 1778 1150" svg:viewBox="0 0 1779 1151">
          <text:p/>
        </draw:connector>
        <draw:connector draw:style-name="gr6" draw:text-style-name="P3" draw:layer="layout" draw:type="curve" svg:x1="3.723cm" svg:y1="5.083cm" svg:x2="4.522cm" svg:y2="5.092cm" draw:start-shape="id3" draw:start-glue-point="1" draw:end-shape="id2" draw:end-glue-point="3" svg:d="M3723 5083c600 0 201 9 799 9" svg:viewBox="0 0 800 10">
          <text:p/>
        </draw:connector>
        <draw:connector draw:style-name="gr6" draw:text-style-name="P3" draw:layer="layout" draw:type="curve" svg:x1="2.944cm" svg:y1="6.658cm" svg:x2="12.674cm" svg:y2="7.114cm" draw:start-shape="id4" draw:start-glue-point="1" draw:end-shape="id5" svg:d="M2944 6658c7297 0 2433 456 9730 456" svg:viewBox="0 0 9731 457">
          <text:p/>
        </draw:connector>
        <draw:frame draw:style-name="gr7" draw:text-style-name="P1" xml:id="id8" draw:id="id8" draw:layer="layout" svg:width="4.583cm" svg:height="0.729cm" svg:x="8.523cm" svg:y="2.71cm">
          <draw:text-box>
            <text:p><text:span text:style-name="T1">substats helper maps</text:span></text:p>
          </draw:text-box>
        </draw:frame>
        <draw:frame draw:style-name="gr8" draw:text-style-name="P1" xml:id="id7" draw:id="id7" draw:layer="layout" svg:width="3.058cm" svg:height="0.847cm" svg:x="8.523cm" svg:y="3.684cm">
          <draw:text-box>
            <text:p><text:span text:style-name="T1">accumulation</text:span></text:p>
          </draw:text-box>
        </draw:frame>
        <draw:frame draw:style-name="gr8" draw:text-style-name="P1" xml:id="id6" draw:id="id6" draw:layer="layout" svg:width="2.449cm" svg:height="0.847cm" svg:x="8.523cm" svg:y="4.669cm">
          <draw:text-box>
            <text:p><text:span text:style-name="T1">subbasins</text:span></text:p>
          </draw:text-box>
        </draw:frame>
        <draw:frame draw:style-name="gr9" draw:text-style-name="P1" xml:id="id9" draw:id="id9" draw:layer="layout" svg:width="3.229cm" svg:height="0.73cm" svg:x="8.534cm" svg:y="5.654cm">
          <draw:text-box>
            <text:p><text:span text:style-name="T1">auxiliary maps</text:span></text:p>
          </draw:text-box>
        </draw:frame>
        <draw:connector draw:style-name="gr6" draw:text-style-name="P3" draw:layer="layout" draw:type="curve" svg:x1="7.512cm" svg:y1="5.092cm" svg:x2="8.523cm" svg:y2="5.092cm" draw:start-shape="id2" draw:start-glue-point="1" draw:end-shape="id6" draw:end-glue-point="3" svg:d="M7512 5092h1011" svg:viewBox="0 0 1012 1">
          <text:p/>
        </draw:connector>
        <draw:connector draw:style-name="gr6" draw:text-style-name="P3" draw:layer="layout" draw:type="curve" draw:line-skew="-0.065cm" svg:x1="7.512cm" svg:y1="5.092cm" svg:x2="8.523cm" svg:y2="4.107cm" draw:start-shape="id2" draw:start-glue-point="1" draw:end-shape="id7" draw:end-glue-point="3" svg:d="M7512 5092c661 0 156-985 1011-985" svg:viewBox="0 0 1012 986">
          <text:p/>
        </draw:connector>
        <draw:connector draw:style-name="gr6" draw:text-style-name="P3" draw:layer="layout" draw:type="curve" draw:line-skew="-0.144cm" svg:x1="7.512cm" svg:y1="5.092cm" svg:x2="8.523cm" svg:y2="3.074cm" draw:start-shape="id2" draw:start-glue-point="1" draw:end-shape="id8" svg:d="M7512 5092c543 0 38-2018 1011-2018" svg:viewBox="0 0 1012 2019">
          <text:p/>
        </draw:connector>
        <draw:connector draw:style-name="gr6" draw:text-style-name="P3" draw:layer="layout" draw:type="curve" svg:x1="7.512cm" svg:y1="5.092cm" svg:x2="8.534cm" svg:y2="6.019cm" draw:start-shape="id2" draw:start-glue-point="1" draw:end-shape="id9" draw:end-glue-point="3" svg:d="M7512 5092c766 0 256 927 1022 927" svg:viewBox="0 0 1023 928">
          <text:p/>
        </draw:connector>
        <draw:connector draw:style-name="gr6" draw:text-style-name="P3" draw:layer="layout" draw:type="curve" draw:line-skew="-0.177cm" svg:x1="10.972cm" svg:y1="5.092cm" svg:x2="12.674cm" svg:y2="7.114cm" draw:start-shape="id6" draw:start-glue-point="1" draw:end-shape="id5" svg:d="M10972 5092c1011 0 160 2022 1702 2022" svg:viewBox="0 0 1703 2023">
          <text:p/>
        </draw:connector>
        <draw:connector draw:style-name="gr6" draw:text-style-name="P3" draw:layer="layout" draw:type="curve" svg:x1="11.581cm" svg:y1="4.107cm" svg:x2="12.674cm" svg:y2="5.092cm" draw:start-shape="id7" draw:start-glue-point="1" draw:end-shape="id10" svg:d="M11581 4107c820 0 274 985 1093 985" svg:viewBox="0 0 1094 986">
          <text:p/>
        </draw:connector>
        <draw:connector draw:style-name="gr6" draw:text-style-name="P3" draw:layer="layout" draw:type="curve" svg:x1="10.972cm" svg:y1="5.092cm" svg:x2="12.674cm" svg:y2="5.092cm" draw:start-shape="id6" draw:start-glue-point="1" draw:end-shape="id10" draw:end-glue-point="3" svg:d="M10972 5092h1702" svg:viewBox="0 0 1703 1">
          <text:p/>
        </draw:connector>
        <draw:connector draw:style-name="gr6" draw:text-style-name="P3" draw:layer="layout" draw:type="curve" draw:line-skew="-1.742cm" svg:x1="13.106cm" svg:y1="3.074cm" svg:x2="18.312cm" svg:y2="2.479cm" draw:start-shape="id8" draw:start-glue-point="1" draw:end-shape="id11" draw:end-glue-point="3" svg:d="M13106 3074c1291 0-1311-595 5206-595" svg:viewBox="0 0 5207 596">
          <text:p/>
        </draw:connector>
        <draw:connector draw:style-name="gr6" draw:text-style-name="P3" draw:layer="layout" draw:type="curve" draw:line-skew="-0.253cm" svg:x1="11.581cm" svg:y1="4.107cm" svg:x2="18.312cm" svg:y2="2.479cm" draw:start-shape="id7" draw:start-glue-point="1" draw:end-shape="id11" svg:d="M11581 4107c4669 0 1304-1628 6731-1628" svg:viewBox="0 0 6732 1629">
          <text:p/>
        </draw:connector>
        <draw:connector draw:style-name="gr6" draw:text-style-name="P3" draw:layer="layout" draw:type="curve" draw:line-skew="-1.615cm" svg:x1="10.972cm" svg:y1="5.092cm" svg:x2="18.312cm" svg:y2="2.479cm" draw:start-shape="id6" draw:start-glue-point="1" draw:end-shape="id11" draw:end-glue-point="3" svg:d="M10972 5092c3082 0-587-2613 7340-2613" svg:viewBox="0 0 7341 2614">
          <text:p/>
        </draw:connector>
        <draw:frame draw:style-name="gr8" draw:text-style-name="P1" xml:id="id12" draw:id="id12" draw:layer="layout" svg:width="3.012cm" svg:height="0.847cm" svg:x="15.791cm" svg:y="3.542cm">
          <draw:text-box>
            <text:p><text:span text:style-name="T1">mainstreams</text:span></text:p>
          </draw:text-box>
        </draw:frame>
        <draw:frame draw:style-name="gr8" draw:text-style-name="P1" xml:id="id13" draw:id="id13" draw:layer="layout" svg:width="3.3cm" svg:height="0.847cm" svg:x="15.8cm" svg:y="5.64cm">
          <draw:text-box>
            <text:p><text:span text:style-name="T1">auxiliary maps</text:span></text:p>
          </draw:text-box>
        </draw:frame>
        <draw:connector draw:style-name="gr6" draw:text-style-name="P3" draw:layer="layout" draw:type="curve" draw:line-skew="-3.308cm" svg:x1="2.744cm" svg:y1="3.942cm" svg:x2="18.312cm" svg:y2="2.479cm" draw:start-shape="id1" draw:start-glue-point="1" draw:end-shape="id11" svg:d="M2744 3942c6714 0-1070-1463 15568-1463" svg:viewBox="0 0 15569 1464">
          <text:p/>
        </draw:connector>
        <draw:connector draw:style-name="gr6" draw:text-style-name="P3" draw:layer="layout" draw:type="curve" svg:x1="14.725cm" svg:y1="5.092cm" svg:x2="15.791cm" svg:y2="3.965cm" draw:start-shape="id10" draw:start-glue-point="1" draw:end-shape="id12" draw:end-glue-point="3" svg:d="M14725 5092c799 0 267-1127 1066-1127" svg:viewBox="0 0 1067 1128">
          <text:p/>
        </draw:connector>
        <draw:connector draw:style-name="gr6" draw:text-style-name="P3" draw:layer="layout" draw:type="curve" svg:x1="14.725cm" svg:y1="5.092cm" svg:x2="15.8cm" svg:y2="6.063cm" draw:start-shape="id10" draw:start-glue-point="1" draw:end-shape="id13" svg:d="M14725 5092c807 0 270 971 1075 971" svg:viewBox="0 0 1076 972">
          <text:p/>
        </draw:connector>
        <draw:connector draw:style-name="gr6" draw:text-style-name="P3" draw:layer="layout" draw:type="curve" svg:x1="17.297cm" svg:y1="3.542cm" svg:x2="18.312cm" svg:y2="2.479cm" draw:start-shape="id12" draw:start-glue-point="0" draw:end-shape="id11" draw:end-glue-point="3" svg:d="M17297 3542c0-709 338-1063 1015-1063" svg:viewBox="0 0 1016 1064">
          <text:p/>
        </draw:connector>
        <draw:frame draw:style-name="gr10" draw:text-style-name="P1" xml:id="id16" draw:id="id16" draw:layer="layout" svg:width="3.89cm" svg:height="0.795cm" svg:x="21.526cm" svg:y="6.714cm">
          <draw:text-box>
            <text:p><text:span text:style-name="T1">structure file (.str)</text:span></text:p>
          </draw:text-box>
        </draw:frame>
        <draw:frame draw:style-name="gr11" draw:text-style-name="P1" xml:id="id14" draw:id="id14" draw:layer="layout" svg:width="4.398cm" svg:height="0.953cm" svg:x="21.487cm" svg:y="4.675cm">
          <draw:text-box>
            <text:p><text:span text:style-name="T1">routing file (.fig)</text:span></text:p>
          </draw:text-box>
        </draw:frame>
        <draw:frame draw:style-name="gr11" draw:text-style-name="P1" xml:id="id15" draw:id="id15" draw:layer="layout" svg:width="2.682cm" svg:height="1.207cm" svg:x="21.544cm" svg:y="1.862cm">
          <draw:text-box>
            <text:p><text:span text:style-name="T1">Sub/ folder</text:span></text:p>
            <text:p><text:span text:style-name="T1">file.cio</text:span></text:p>
          </draw:text-box>
        </draw:frame>
        <draw:connector draw:style-name="gr6" draw:text-style-name="P3" draw:layer="layout" draw:type="curve" svg:x1="14.725cm" svg:y1="5.092cm" svg:x2="21.487cm" svg:y2="5.151cm" draw:start-shape="id10" draw:start-glue-point="1" draw:end-shape="id14" svg:d="M14725 5092c5071 0 1691 59 6762 59" svg:viewBox="0 0 6763 60">
          <text:p/>
        </draw:connector>
        <draw:connector draw:style-name="gr6" draw:text-style-name="P3" draw:layer="layout" draw:type="curve" svg:x1="20.558cm" svg:y1="2.479cm" svg:x2="21.544cm" svg:y2="2.465cm" draw:start-shape="id11" draw:start-glue-point="1" draw:end-shape="id15" draw:end-glue-point="3" svg:d="M20558 2479c739 0 247-14 986-14" svg:viewBox="0 0 987 15">
          <text:p/>
        </draw:connector>
        <draw:connector draw:style-name="gr6" draw:text-style-name="P3" draw:layer="layout" draw:type="curve" svg:x1="15.483cm" svg:y1="7.114cm" svg:x2="21.526cm" svg:y2="7.111cm" draw:start-shape="id5" draw:start-glue-point="1" draw:end-shape="id16" svg:d="M15483 7114c4533 0 1512-3 6043-3" svg:viewBox="0 0 6044 4">
          <text:p/>
        </draw:connector>
        <draw:frame draw:style-name="gr12" draw:text-style-name="P1" xml:id="id17" draw:id="id17" draw:layer="layout" svg:width="2.341cm" svg:height="0.729cm" svg:x="0.384cm" svg:y="7.092cm">
          <draw:text-box>
            <text:p><text:span text:style-name="T1">soil types</text:span></text:p>
          </draw:text-box>
        </draw:frame>
        <draw:connector draw:style-name="gr6" draw:text-style-name="P3" draw:layer="layout" draw:type="curve" svg:x1="2.725cm" svg:y1="7.456cm" svg:x2="12.674cm" svg:y2="7.114cm" draw:start-shape="id17" draw:start-glue-point="1" draw:end-shape="id5" svg:d="M2725 7456c7462 0 2488-342 9949-342" svg:viewBox="0 0 9950 343">
          <text:p/>
        </draw:connector>
        <draw:frame draw:style-name="gr13" draw:text-style-name="P1" xml:id="id18" draw:id="id18" draw:layer="layout" svg:width="4.847cm" svg:height="0.789cm" svg:x="0.384cm" svg:y="8.623cm">
          <draw:text-box>
            <text:p><text:span text:style-name="T1">meteorological stations</text:span></text:p>
          </draw:text-box>
        </draw:frame>
        <draw:frame draw:style-name="gr5" draw:text-style-name="P1" xml:id="id19" draw:id="id19" draw:layer="layout" svg:width="2.051cm" svg:height="1.207cm" svg:x="12.674cm" svg:y="8.42cm">
          <draw:text-box>
            <text:p><text:span text:style-name="T1">m.swim:</text:span></text:p>
            <text:p><text:span text:style-name="T3">climate</text:span></text:p>
          </draw:text-box>
        </draw:frame>
        <draw:connector draw:style-name="gr6" draw:text-style-name="P3" draw:layer="layout" draw:type="curve" svg:x1="5.231cm" svg:y1="9.017cm" svg:x2="12.674cm" svg:y2="9.023cm" draw:start-shape="id18" draw:start-glue-point="1" draw:end-shape="id19" svg:d="M5231 9017c5583 0 1862 6 7443 6" svg:viewBox="0 0 7444 7">
          <text:p/>
        </draw:connector>
        <draw:connector draw:style-name="gr6" draw:text-style-name="P3" draw:layer="layout" draw:type="curve" draw:line-skew="-0.045cm" svg:x1="10.972cm" svg:y1="5.092cm" svg:x2="12.674cm" svg:y2="9.023cm" draw:start-shape="id6" draw:start-glue-point="1" draw:end-shape="id19" svg:d="M10972 5092c1209 0 358 3931 1702 3931" svg:viewBox="0 0 1703 3932">
          <text:p/>
        </draw:connector>
        <draw:line draw:style-name="gr14" draw:text-style-name="P4" draw:layer="layout" svg:x1="0.384cm" svg:y1="1.459cm" svg:x2="25.313cm" svg:y2="1.459cm">
          <text:p/>
        </draw:line>
        <draw:line draw:style-name="gr14" draw:text-style-name="P4" draw:layer="layout" svg:x1="0.384cm" svg:y1="10.187cm" svg:x2="25.181cm" svg:y2="10.187cm">
          <text:p/>
        </draw:line>
        <draw:frame draw:style-name="gr15" draw:layer="layout" svg:width="24.797cm" svg:height="1.097cm" svg:x="0.384cm" svg:y="0.43cm">
          <draw:text-box>
            <text:p>Input maps<text:tab/><text:tab/><text:tab/><text:tab/><text:tab/>GRASS modules<text:tab/><text:tab/><text:tab/><text:tab/><text:tab/><text:tab/>SWIM in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Wortmann</meta:initial-creator>
    <meta:creation-date>2015-05-19T09:11:28.820893827</meta:creation-date>
    <dc:date>2015-10-08T12:49:35.022668081</dc:date>
    <dc:creator>Michel Wortmann</dc:creator>
    <meta:editing-duration>PT28M45S</meta:editing-duration>
    <meta:editing-cycles>4</meta:editing-cycles>
    <meta:generator>LibreOffice/4.2.8.2$Linux_X86_64 LibreOffice_project/420m0$Build-2</meta:generator>
    <meta:document-statistic meta:object-count="45"/>
  </office:meta>
</office:document-meta>
</file>